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1.75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Deaths wiki</text:p>
          </table:table-cell>
          <table:table-cell office:value-type="string">
            <text:p>deaths pc-axis.geostat.ge</text:p>
          </table:table-cell>
          <table:table-cell/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27000">
            <text:p>27000</text:p>
          </table:table-cell>
          <table:table-cell table:number-columns-repeated="2"/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26900">
            <text:p>26900</text:p>
          </table:table-cell>
          <table:table-cell table:number-columns-repeated="2"/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26600">
            <text:p>26600</text:p>
          </table:table-cell>
          <table:table-cell table:number-columns-repeated="2"/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26300">
            <text:p>26300</text:p>
          </table:table-cell>
          <table:table-cell table:number-columns-repeated="2"/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26000">
            <text:p>26000</text:p>
          </table:table-cell>
          <table:table-cell table:number-columns-repeated="2"/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25700">
            <text:p>25700</text:p>
          </table:table-cell>
          <table:table-cell table:number-columns-repeated="2"/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26500">
            <text:p>26500</text:p>
          </table:table-cell>
          <table:table-cell table:number-columns-repeated="2"/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27000">
            <text:p>27000</text:p>
          </table:table-cell>
          <table:table-cell table:number-columns-repeated="2"/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27400">
            <text:p>27400</text:p>
          </table:table-cell>
          <table:table-cell table:number-columns-repeated="2"/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27400">
            <text:p>27400</text:p>
          </table:table-cell>
          <table:table-cell table:number-columns-repeated="2"/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27015">
            <text:p>27015</text:p>
          </table:table-cell>
          <table:table-cell table:number-columns-repeated="2"/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27621">
            <text:p>27621</text:p>
          </table:table-cell>
          <table:table-cell table:number-columns-repeated="2"/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30394">
            <text:p>30394</text:p>
          </table:table-cell>
          <table:table-cell table:number-columns-repeated="2"/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29620">
            <text:p>29620</text:p>
          </table:table-cell>
          <table:table-cell table:number-columns-repeated="2"/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29708">
            <text:p>29708</text:p>
          </table:table-cell>
          <table:table-cell table:number-columns-repeated="2"/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31291">
            <text:p>31291</text:p>
          </table:table-cell>
          <table:table-cell table:number-columns-repeated="2"/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30389">
            <text:p>30389</text:p>
          </table:table-cell>
          <table:table-cell table:number-columns-repeated="2"/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32904">
            <text:p>32904</text:p>
          </table:table-cell>
          <table:table-cell table:number-columns-repeated="2"/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32416">
            <text:p>32416</text:p>
          </table:table-cell>
          <table:table-cell table:number-columns-repeated="2"/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35169">
            <text:p>35169</text:p>
          </table:table-cell>
          <table:table-cell table:number-columns-repeated="2"/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34283">
            <text:p>34283</text:p>
          </table:table-cell>
          <table:table-cell table:number-columns-repeated="2"/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35325">
            <text:p>35325</text:p>
          </table:table-cell>
          <table:table-cell table:number-columns-repeated="2"/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36409">
            <text:p>36409</text:p>
          </table:table-cell>
          <table:table-cell table:number-columns-repeated="2"/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35911">
            <text:p>35911</text:p>
          </table:table-cell>
          <table:table-cell table:number-columns-repeated="2"/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37145">
            <text:p>37145</text:p>
          </table:table-cell>
          <table:table-cell table:number-columns-repeated="2"/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39292">
            <text:p>39292</text:p>
          </table:table-cell>
          <table:table-cell table:number-columns-repeated="2"/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38875">
            <text:p>38875</text:p>
          </table:table-cell>
          <table:table-cell table:number-columns-repeated="2"/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40139">
            <text:p>40139</text:p>
          </table:table-cell>
          <table:table-cell table:number-columns-repeated="2"/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40239">
            <text:p>40239</text:p>
          </table:table-cell>
          <table:table-cell table:number-columns-repeated="2"/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41907">
            <text:p>41907</text:p>
          </table:table-cell>
          <table:table-cell table:number-columns-repeated="2"/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3346">
            <text:p>43346</text:p>
          </table:table-cell>
          <table:table-cell table:number-columns-repeated="2"/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43961">
            <text:p>43961</text:p>
          </table:table-cell>
          <table:table-cell table:number-columns-repeated="2"/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42734">
            <text:p>42734</text:p>
          </table:table-cell>
          <table:table-cell table:number-columns-repeated="2"/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43301">
            <text:p>43301</text:p>
          </table:table-cell>
          <table:table-cell table:number-columns-repeated="2"/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45787">
            <text:p>45787</text:p>
          </table:table-cell>
          <table:table-cell table:number-columns-repeated="2"/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46153">
            <text:p>46153</text:p>
          </table:table-cell>
          <table:table-cell table:number-columns-repeated="2"/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46354">
            <text:p>46354</text:p>
          </table:table-cell>
          <table:table-cell table:number-columns-repeated="2"/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46332">
            <text:p>46332</text:p>
          </table:table-cell>
          <table:table-cell table:number-columns-repeated="2"/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47544">
            <text:p>47544</text:p>
          </table:table-cell>
          <table:table-cell table:number-columns-repeated="2"/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47077">
            <text:p>47077</text:p>
          </table:table-cell>
          <table:table-cell table:number-columns-repeated="2"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50721">
            <text:p>50721</text:p>
          </table:table-cell>
          <table:table-cell table:number-columns-repeated="2"/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52416">
            <text:p>52416</text:p>
          </table:table-cell>
          <table:table-cell table:number-columns-repeated="2"/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55076">
            <text:p>55076</text:p>
          </table:table-cell>
          <table:table-cell table:number-columns-repeated="2"/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56270">
            <text:p>56270</text:p>
          </table:table-cell>
          <table:table-cell table:number-columns-repeated="2"/>
        </table:table-row>
        <table:table-row table:style-name="ro1">
          <table:table-cell office:value-type="float" office:value="1994">
            <text:p>1994</text:p>
          </table:table-cell>
          <table:table-cell table:number-columns-repeated="2" office:value-type="float" office:value="50326">
            <text:p>50326</text:p>
          </table:table-cell>
          <table:table-cell table:formula="of:=[.B46]-[.C46]" office:value-type="float" office:value="0">
            <text:p>0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table:number-columns-repeated="2" office:value-type="float" office:value="49219">
            <text:p>49219</text:p>
          </table:table-cell>
          <table:table-cell table:formula="of:=[.B47]-[.C47]" office:value-type="float" office:value="0">
            <text:p>0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table:number-columns-repeated="2" office:value-type="float" office:value="48251">
            <text:p>48251</text:p>
          </table:table-cell>
          <table:table-cell table:formula="of:=[.B48]-[.C48]" office:value-type="float" office:value="0">
            <text:p>0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table:number-columns-repeated="2" office:value-type="float" office:value="48026">
            <text:p>48026</text:p>
          </table:table-cell>
          <table:table-cell table:formula="of:=[.B49]-[.C49]" office:value-type="float" office:value="0">
            <text:p>0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table:number-columns-repeated="2" office:value-type="float" office:value="47907">
            <text:p>47907</text:p>
          </table:table-cell>
          <table:table-cell table:formula="of:=[.B50]-[.C50]" office:value-type="float" office:value="0">
            <text:p>0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table:number-columns-repeated="2" office:value-type="float" office:value="47909">
            <text:p>47909</text:p>
          </table:table-cell>
          <table:table-cell table:formula="of:=[.B51]-[.C51]" office:value-type="float" office:value="0">
            <text:p>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number-columns-repeated="2" office:value-type="float" office:value="48250">
            <text:p>48250</text:p>
          </table:table-cell>
          <table:table-cell table:formula="of:=[.B52]-[.C52]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table:number-columns-repeated="2" office:value-type="float" office:value="47133">
            <text:p>47133</text:p>
          </table:table-cell>
          <table:table-cell table:formula="of:=[.B53]-[.C53]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number-columns-repeated="2" office:value-type="float" office:value="47514">
            <text:p>47514</text:p>
          </table:table-cell>
          <table:table-cell table:formula="of:=[.B54]-[.C54]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number-columns-repeated="2" office:value-type="float" office:value="47114">
            <text:p>47114</text:p>
          </table:table-cell>
          <table:table-cell table:formula="of:=[.B55]-[.C55]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table:number-columns-repeated="2" office:value-type="float" office:value="49746">
            <text:p>49746</text:p>
          </table:table-cell>
          <table:table-cell table:formula="of:=[.B56]-[.C56]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number-columns-repeated="2" office:value-type="float" office:value="49534">
            <text:p>49534</text:p>
          </table:table-cell>
          <table:table-cell table:formula="of:=[.B57]-[.C57]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table:number-columns-repeated="2" office:value-type="float" office:value="50014">
            <text:p>50014</text:p>
          </table:table-cell>
          <table:table-cell table:formula="of:=[.B58]-[.C58]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number-columns-repeated="2" office:value-type="float" office:value="50204">
            <text:p>50204</text:p>
          </table:table-cell>
          <table:table-cell table:formula="of:=[.B59]-[.C59]"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table:number-columns-repeated="2" office:value-type="float" office:value="50490">
            <text:p>50490</text:p>
          </table:table-cell>
          <table:table-cell table:formula="of:=[.B60]-[.C60]"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table:number-columns-repeated="2" office:value-type="float" office:value="50794">
            <text:p>50794</text:p>
          </table:table-cell>
          <table:table-cell table:formula="of:=[.B61]-[.C61]"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table:number-columns-repeated="2" office:value-type="float" office:value="51066">
            <text:p>51066</text:p>
          </table:table-cell>
          <table:table-cell table:formula="of:=[.B62]-[.C62]"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table:number-columns-repeated="2" office:value-type="float" office:value="49818">
            <text:p>49818</text:p>
          </table:table-cell>
          <table:table-cell table:formula="of:=[.B63]-[.C63]" office:value-type="float" office:value="0">
            <text:p>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9347">
            <text:p>49347</text:p>
          </table:table-cell>
          <table:table-cell table:formula="of:=[.B64]-[.C64]" office:value-type="float" office:value="0">
            <text:p>0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table:number-columns-repeated="2" office:value-type="float" office:value="48564">
            <text:p>48564</text:p>
          </table:table-cell>
          <table:table-cell table:formula="of:=[.B65]-[.C65]" office:value-type="float" office:value="0">
            <text:p>0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table:number-columns-repeated="2" office:value-type="float" office:value="49087">
            <text:p>49087</text:p>
          </table:table-cell>
          <table:table-cell table:formula="of:=[.B66]-[.C66]" office:value-type="float" office:value="0">
            <text:p>0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table:number-columns-repeated="2" office:value-type="float" office:value="49121">
            <text:p>49121</text:p>
          </table:table-cell>
          <table:table-cell table:formula="of:=[.B67]-[.C67]" office:value-type="float" office:value="0">
            <text:p>0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table:number-columns-repeated="2" office:value-type="float" office:value="50771">
            <text:p>50771</text:p>
          </table:table-cell>
          <table:table-cell table:formula="of:=[.B68]-[.C68]" office:value-type="float" office:value="0">
            <text:p>0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table:number-columns-repeated="2" office:value-type="float" office:value="47822">
            <text:p>47822</text:p>
          </table:table-cell>
          <table:table-cell table:formula="of:=[.B69]-[.C69]" office:value-type="float" office:value="0">
            <text:p>0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table:number-columns-repeated="2" office:value-type="float" office:value="46524">
            <text:p>46524</text:p>
          </table:table-cell>
          <table:table-cell table:formula="of:=[.B70]-[.C70]" office:value-type="float" office:value="0">
            <text:p>0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table:number-columns-repeated="2" office:value-type="float" office:value="46659">
            <text:p>46659</text:p>
          </table:table-cell>
          <table:table-cell table:formula="of:=[.B71]-[.C71]" office:value-type="float" office:value="0">
            <text:p>0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table:number-columns-repeated="2" office:value-type="float" office:value="50537">
            <text:p>50537</text:p>
          </table:table-cell>
          <table:table-cell table:formula="of:=[.B72]-[.C72]" office:value-type="float" office:value="0">
            <text:p>0</text:p>
          </table:table-cell>
        </table:table-row>
        <table:table-row table:style-name="ro1">
          <table:table-cell office:value-type="float" office:value="2021">
            <text:p>2021</text:p>
          </table:table-cell>
          <table:table-cell table:number-columns-repeated="2" office:value-type="float" office:value="59906">
            <text:p>59906</text:p>
          </table:table-cell>
          <table:table-cell table:formula="of:=[.B73]-[.C73]" office:value-type="float" office:value="0">
            <text:p>0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table:number-columns-repeated="2" office:value-type="float" office:value="49118">
            <text:p>49118</text:p>
          </table:table-cell>
          <table:table-cell table:formula="of:=[.B74]-[.C74]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29">29.09.2023</text:date>, <text:time>13:00:2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29T13:00:26.60</dc:date>
    <dc:creator>Andrzej Bystrzycki</dc:creator>
    <meta:generator>OpenOffice.org/3.3$Win32 OpenOffice.org_project/330m20$Build-9567</meta:generator>
    <meta:editing-duration>PT2M1S</meta:editing-duration>
    <meta:editing-cycles>3</meta:editing-cycles>
    <meta:document-statistic meta:table-count="1" meta:cell-count="207" meta:object-count="0"/>
  </office:meta>
</office:document-meta>
</file>